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40008FFB636664D7EEE.jpg" manifest:media-type="image/jpeg"/>
  <manifest:file-entry manifest:full-path="Pictures/10000000000001A9000000E79D2EAADC84B2CDBF.jpg" manifest:media-type="image/jpeg"/>
  <manifest:file-entry manifest:full-path="Pictures/10000000000001F4000001F413D80CBEE5823C44.jpg" manifest:media-type="image/jpeg"/>
  <manifest:file-entry manifest:full-path="Pictures/10000000000000E3000000DEDC604F8FBC86ACAA.jpg" manifest:media-type="image/jpeg"/>
  <manifest:file-entry manifest:full-path="Pictures/10000000000000DA000000E703078761843EADC2.jpg" manifest:media-type="image/jpeg"/>
  <manifest:file-entry manifest:full-path="Pictures/1000000000000059000000DA1E2643187EE4FD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07cm" svg:y="0.113cm" svg:width="2.355cm" svg:height="5.768cm" draw:z-index="0"><draw:image xlink:href="Pictures/10000000000000DA000000E703078761843EADC2.jpg" xlink:type="simple" xlink:show="embed" xlink:actuate="onLoad" loext:mime-type="image/jpeg"/></draw:frame><draw:frame draw:style-name="fr1" draw:name="Image2" text:anchor-type="paragraph" svg:x="3.089cm" svg:y="0.169cm" svg:width="2.355cm" svg:height="5.768cm" draw:z-index="1"><draw:image xlink:href="Pictures/1000000000000059000000DA1E2643187EE4FD6C.png" xlink:type="simple" xlink:show="embed" xlink:actuate="onLoad" loext:mime-type="image/png"/></draw:frame><draw:frame draw:style-name="fr1" draw:name="Image3" text:anchor-type="paragraph" svg:x="6.006cm" svg:y="0.115cm" svg:width="6.006cm" svg:height="5.874cm" draw:z-index="2"><draw:image xlink:href="Pictures/10000000000000E3000000DEDC604F8FBC86ACAA.jpg" xlink:type="simple" xlink:show="embed" xlink:actuate="onLoad" loext:mime-type="image/jpeg"/></draw:frame><draw:frame draw:style-name="fr1" draw:name="Image4" text:anchor-type="paragraph" svg:x="-0.051cm" svg:y="6.235cm" svg:width="11.245cm" svg:height="6.112cm" draw:z-index="3"><draw:image xlink:href="Pictures/10000000000001A9000000E79D2EAADC84B2CDBF.jpg" xlink:type="simple" xlink:show="embed" xlink:actuate="onLoad" loext:mime-type="image/jpeg"/></draw:frame><draw:frame draw:style-name="fr1" draw:name="Image5" text:anchor-type="paragraph" svg:x="-0.051cm" svg:y="12.345cm" svg:width="8.67cm" svg:height="8.67cm" draw:z-index="4"><draw:image xlink:href="Pictures/10000000000004000000040008FFB636664D7EEE.jpg" xlink:type="simple" xlink:show="embed" xlink:actuate="onLoad" loext:mime-type="image/jpeg"/></draw:frame><draw:frame draw:style-name="fr1" draw:name="Image6" text:anchor-type="paragraph" svg:x="12.22cm" svg:y="0.06cm" svg:width="6.001cm" svg:height="6.001cm" draw:z-index="5"><draw:image xlink:href="Pictures/10000000000001F4000001F413D80CBEE5823C44.jpg" xlink:type="simple" xlink:show="embed" xlink:actuate="onLoad" loext:mime-type="image/jpeg"/></draw:frame><draw:frame draw:style-name="fr1" draw:name="Image7" text:anchor-type="paragraph" svg:x="12.201cm" svg:y="6.421cm" svg:width="6.001cm" svg:height="14.741cm" draw:z-index="6"><draw:image xlink:href="Pictures/1000000000000059000000DA1E2643187EE4FD6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7.851cm" svg:y="0.335cm" svg:width="7.001cm" svg:height="7.41cm" draw:z-index="7"><draw:image xlink:href="Pictures/10000000000000DA000000E703078761843EADC2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7:10:11.804530591</meta:creation-date>
    <meta:generator>LibreOffice/6.0.6.2$Linux_X86_64 LibreOffice_project/00m0$Build-2</meta:generator>
    <dc:date>2018-11-30T07:19:51.564314779</dc:date>
    <meta:editing-duration>PT9M43S</meta:editing-duration>
    <meta:editing-cycles>1</meta:editing-cycles>
    <meta:document-statistic meta:table-count="0" meta:image-count="8" meta:object-count="0" meta:page-count="3" meta:paragraph-count="0" meta:word-count="0" meta:character-count="0" meta:non-whitespace-character-count="0"/>
  </office:meta>
</office:document-meta>
</file>